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style:use-window-font-color="true" style:text-line-through-style="none" style:text-line-through-type="none" style:font-name="Arial" fo:font-size="11pt" fo:font-style="normal" style:text-underline-style="none" fo:font-weight="normal" officeooo:rsid="00176c2e" officeooo:paragraph-rsid="00176c2e" style:text-blinking="false" fo:background-color="transparent"/>
    </style:style>
    <style:style style:name="P2" style:family="paragraph" style:parent-style-name="Text_20_body">
      <style:text-properties fo:font-variant="normal" fo:text-transform="none" style:use-window-font-color="true" style:text-line-through-style="none" style:text-line-through-type="none" style:font-name="Arial" fo:font-size="11pt" fo:font-style="normal" style:text-underline-style="none" fo:font-weight="normal" officeooo:rsid="00176c2e" officeooo:paragraph-rsid="001fb91a"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3f7d82ca-7fff-675c-96eb-aa6e564f6a39"/>Ik ben Kilian De Bock, ik ben een eerstejaarsstudent programmeren van 21 jaar met een passie voor JavaScript. Ik ben een dierenvriend en hou van development. Door mijn vrijwilligerswerk als Rode Kruis medewerker heb ik verschillende competenties verworven, zoals samenwerken, onder tijdsdruk werken en communiceren als communicatie verantwoordelijke. In mijn vrije tijd werk ik aan Discord bots en ben ik daar beta tester. All 1000 mensen gebruiken mijn bots. Daarnaast ben ik vaak bezig met server onderhoud en ontwikkelingen, zo heb ik servers thuis, in de New York en in Antwerpen die ik onderhoud. Ik speel graag met domotica en smart home. Ik heb ook een hobby in 3D-printen, ik heb 2 3D-printers, één FDM en één SLA-printer. Onder vrienden sta ik bekend als de techsupport, en iedereen komt naar me toe met technologische problemen. Ik zoek eerste ervaring in de IT-sector om mijn kennis van Node.js uit te breiden. Met welke framework werken julli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8T18:15:58.002000000</meta:creation-date>
    <dc:date>2022-03-10T09:35:33.165000000</dc:date>
    <meta:editing-duration>PT9M1S</meta:editing-duration>
    <meta:editing-cycles>5</meta:editing-cycles>
    <meta:generator>LibreOffice/6.4.4.2$Windows_X86_64 LibreOffice_project/3d775be2011f3886db32dfd395a6a6d1ca2630ff</meta:generator>
    <meta:document-statistic meta:table-count="0" meta:image-count="0" meta:object-count="0" meta:page-count="1" meta:paragraph-count="1" meta:word-count="155" meta:character-count="956" meta:non-whitespace-character-count="802"/>
  </office:meta>
</office:document-meta>
</file>